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ntents_20_2">
      <style:paragraph-properties>
        <style:tab-stops>
          <style:tab-stop style:position="6.4957in" style:type="right" style:leader-style="dotted" style:leader-text="."/>
        </style:tab-stops>
      </style:paragraph-properties>
    </style:style>
    <style:style style:name="P12"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Heading_20_2">
      <style:paragraph-properties fo:margin-top="0.1665in" fo:margin-bottom="0.0835in" fo:keep-with-next="always"/>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2.1</text:p>
      <text:p text:style-name="Subtitle">4 January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Introduction to Byteman<text:tab/>4</text:p>
          <text:p text:style-name="P11">Running an Application with the Byteman agent<text:tab/>4</text:p>
          <text:p text:style-name="P11">Event Condition Action Rules<text:tab/>4</text:p>
          <text:p text:style-name="P11">Rule Bindings and Parameterization<text:tab/>5</text:p>
          <text:p text:style-name="P11">Built-in Conditions and Actions<text:tab/>6</text:p>
          <text:p text:style-name="P11">Extending or Replacing the Byteman Language Built-ins<text:tab/>6</text:p>
          <text:p text:style-name="P11">Agent Transformation<text:tab/>7</text:p>
          <text:p text:style-name="P11">Agent Retransformation<text:tab/>8</text:p>
          <text:p text:style-name="P11">ECA Rule Engine<text:tab/>8</text:p>
          <text:p text:style-name="P22">The Byteman Rule Language<text:tab/>10</text:p>
          <text:p text:style-name="P11">Rule Events<text:tab/>10</text:p>
          <text:p text:style-name="P13">Class Rules vs Interface Rules<text:tab/>11</text:p>
          <text:p text:style-name="P13">Overriding <text:s/>Rules<text:tab/>11</text:p>
          <text:p text:style-name="P11">Location Specifiers<text:tab/>12</text:p>
          <text:p text:style-name="P11">Rule Bindings<text:tab/>14</text:p>
          <text:p text:style-name="P11">Rule Expressions<text:tab/>15</text:p>
          <text:p text:style-name="P11">Rule Conditions<text:tab/>16</text:p>
          <text:p text:style-name="P11">Rule Actions<text:tab/>17</text:p>
          <text:p text:style-name="P11">Built-In Calls<text:tab/>18</text:p>
          <text:p text:style-name="P11">User-Defined Rule Helpers<text:tab/>18</text:p>
          <text:p text:style-name="P22">Byteman Rule Language Standard Built-Ins<text:tab/>20</text:p>
          <text:p text:style-name="P11">Thread Coordination Operations<text:tab/>20</text:p>
          <text:p text:style-name="P13">Waiters<text:tab/>20</text:p>
          <text:p text:style-name="P13">Rendezvous<text:tab/>21</text:p>
          <text:p text:style-name="P13">Joiners<text:tab/>22</text:p>
          <text:p text:style-name="P13">Aborting Execution<text:tab/>22</text:p>
          <text:p text:style-name="P11">Rule State Management Operations<text:tab/>23</text:p>
          <text:p text:style-name="P13">CountDowns<text:tab/>23</text:p>
          <text:p text:style-name="P13">Flags<text:tab/>24</text:p>
          <text:p text:style-name="P13">Counters<text:tab/>24</text:p>
          <text:p text:style-name="P13">Timers<text:tab/>25</text:p>
          <text:p text:style-name="P13">Recursive Triggering<text:tab/>25</text:p>
          <text:p text:style-name="P11">Trace and Debug Operations<text:tab/>27</text:p>
          <text:p text:style-name="P13">Debugging<text:tab/>27</text:p>
          <text:p text:style-name="P13">Tracing<text:tab/>27</text:p>
          <text:p text:style-name="P22">Using Byteman<text:tab/>29</text:p>
          <text:p text:style-name="P11">Downloading a binary release<text:tab/>29</text:p>
          <text:p text:style-name="P11">Obtaining the sources<text:tab/>29</text:p>
          <text:p text:style-name="P11">Building Byteman from the sources<text:tab/>29</text:p>
          <text:p text:style-name="P11">Running Applications with Byteman<text:tab/>29</text:p>
          <text:p text:style-name="P11">Available -javaagent Options<text:tab/>30</text:p>
          <text:p text:style-name="P11">Running Byteman Using Script bmjava.sh<text:tab/>31</text:p>
          <text:p text:style-name="P11">Submitting Rules Dynamically Using Script submit.sh<text:tab/>31</text:p>
          <text:p text:style-name="P11">Checking Rules Offline Using Script bytemancheck.sh<text:tab/>33</text:p>
          <text:p text:style-name="P11">Environment Settings<text:tab/>33</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1517450302"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183735668" text:style-name="L1">
        <text:list-item>
          <text:p text:style-name="P14">tracing application execution</text:p>
        </text:list-item>
        <text:list-item>
          <text:p text:style-name="P14">short-circuiting normal method execution via early returns or exceptions</text:p>
        </text:list-item>
        <text:list-item>
          <text:p text:style-name="P14">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344092509" text:continue-list="list1517450302" text:style-name="Outline">
        <text:list-item>
          <text:list>
            <text:list-header>
              <text:h text:style-name="P21" text:outline-level="2" text:is-list-header="true"><text:span text:style-name="T5">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262702554"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530733768"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the buffer were empty). The location specifier <text:span text:style-name="Code_20_Text">AT INVOKE</text:span> places the trigger point just before the call to this method. </text:p>
      <text:p text:style-name="Code"><text:soft-page-break/>RULE throw on Nth empty get<text:line-break/>CLASS org.my.BoundedBuffer<text:line-break/>METHOD get()<text:line-break/>AT INVOKE Object.wait()<text:line-break/>BIND buffer = $this<text:line-break/>IF countDown(buffer)<text:line-break/>DO thro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366665947" text:continue-list="list262702554"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text:soft-page-break/>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690910696"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2118781242"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text:soft-page-break/>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530680891"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788586803" text:style-name="L3">
        <text:list-item>
          <text:p text:style-name="P16">the <text:span text:style-name="T1">trigger method</text:span>, i.e. the method which contains the trigger point</text:p>
        </text:list-item>
        <text:list-item>
          <text:p text:style-name="P16">the rule which has been matched</text:p>
        </text:list-item>
        <text:list-item>
          <text:p text:style-name="P16">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text:soft-page-break/>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706298354" text:continue-list="list1530680891" text:style-name="Outline">
        <text:list-item>
          <text:list>
            <text:list-header>
              <text:h text:style-name="P21"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44323043" text:continue-numbering="true" text:style-name="Outline">
        <text:list-item>
          <text:list>
            <text:list-header>
              <text:h text:style-name="P21"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text:soft-page-break/>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432658926"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602139077" text:continue-numbering="true" text:style-name="Outline">
        <text:list-item>
          <text:list>
            <text:list-header>
              <text:h text:style-name="P21"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835188975"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059832556"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RULE trace Object.finalize<text:line-break/>CLASS ^java.lang.Object<text:line-break/>METHOD finalize<text:line-break/>IF TRUE<text:line-break/>DO System.out.println(“Finalizing “ + $0)<text:line-break/>DON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text:p>
      <text:list xml:id="list1775622421" text:continue-numbering="true" text:style-name="Outline">
        <text:list-item>
          <text:list>
            <text:list-header>
              <text:h text:style-name="Heading_20_2" text:outline-level="2" text:is-list-header="true">Location Specifiers</text:h>
            </text:list-header>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will frequently be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text:span><text:span text:style-name="T3">AT WRITE</text:span><text:span text:style-name="T1"> [ type .] field [count]<text:line-break/></text:span><text:span text:style-name="T3">AFTER WRITE</text:span><text:span text:style-name="T1"> [ type .] field [count]<text:line-break/></text:span><text:span text:style-name="T3">AT INVOKE</text:span><text:span text:style-name="T1"> [ type .] method [ </text:span><text:span text:style-name="T3">(</text:span><text:span text:style-name="T1"> argtypes </text:span><text:span text:style-name="T3">)</text:span><text:span text:style-name="T1"> ] [count]<text:line-break/></text:span><text:span text:style-name="T3">AFTER INVOKE</text:span><text:span text:style-name="T1"> [ type .] method [ </text:span><text:span text:style-name="T3">(</text:span><text:span text:style-name="T1"> argtypes </text:span><text:span text:style-name="T3">)</text:span><text:span text:style-name="T1"> ][count]<text:line-break/></text:span><text:span text:style-name="T3">AT SYNCHRONIZE</text:span><text:span text:style-name="T1"> [count]</text:span><text:bookmark-start text:name="DDE_LINK11"/><text:span text:style-name="T1"><text:line-break/></text:span><text:span text:style-name="T3">AFTER SYNCHRONIZE</text:span><text:span text:style-name="T1"> [count]</text:span><text:bookmark-end text:name="DDE_LINK11"/><text:span text:style-name="T1"><text:line-break/></text:span><text:span text:style-name="T3">AT THROW</text:span><text:span text:style-name="T1"> [typename] [count]</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text:soft-page-break/>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is ignored in the current release.</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10500786"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text:soft-page-break/>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291299228"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330455159" text:style-name="L4">
        <text:list-item>
          <text:p text:style-name="P17">references to previously bound variables</text:p>
        </text:list-item>
        <text:list-item>
          <text:p text:style-name="P17">references to the trigger method recipient or arguments</text:p>
        </text:list-item>
        <text:list-item>
          <text:p text:style-name="P17">references to the local variables in scope at the trigger point</text:p>
        </text:list-item>
        <text:list-item>
          <text:p text:style-name="P17">static field references</text:p>
        </text:list-item>
        <text:list-item>
          <text:p text:style-name="P17">primitive literals</text:p>
        </text:list-item>
        <text:list-item>
          <text:p text:style-name="P17">field accesses</text:p>
        </text:list-item>
        <text:list-item>
          <text:p text:style-name="P17">static or instance method invocations</text:p>
        </text:list-item>
        <text:list-item>
          <text:p text:style-name="P17">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oft-page-break/><text:span text:style-name="Code_20_Text">engine.isRecovered()</text:span>, etc.</text:p>
      <text:p text:style-name="Text_20_body">Note:</text:p>
      <text:list xml:id="list1616233279" text:style-name="L5">
        <text:list-item>
          <text:p text:style-name="P18">The assignment operator is not available for use in expressions. It can only be employed at the top level in binding specifications.</text:p>
        </text:list-item>
        <text:list-item>
          <text:p text:style-name="P18">Use of the new operator is not currently allowed in expressions.</text:p>
        </text:list-item>
        <text:list-item>
          <text:p text:style-name="P18">throw and return operations are only allowed as the last action in a sequence of rule actions (see below).</text:p>
        </text:list-item>
      </text:list>
      <text:list xml:id="list1937718383" text:style-name="L6">
        <text:list-item>
          <text:p text:style-name="P19">Expressions should obey the normal rules regarding associativity and precedence.</text:p>
        </text:list-item>
        <text:list-item>
          <text:p text:style-name="P19">The trigger method recipient and argument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9">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
      <text:list xml:id="list898897213" text:continue-list="list1291299228"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824780799"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1522638542"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661557290"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639090928"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228794999"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117032667" text:continue-numbering="true" text:style-name="Outline">
        <text:list-item>
          <text:list>
            <text:list-item>
              <text:list>
                <text:list-header>
                  <text:h text:style-name="P12"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965850808" text:continue-numbering="true" text:style-name="Outline">
        <text:list-item>
          <text:list>
            <text:list-item>
              <text:list>
                <text:list-header>
                  <text:h text:style-name="P12"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677365460"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924965767"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550046021" text:continue-numbering="true" text:style-name="Outline">
        <text:list-item>
          <text:list>
            <text:list-item>
              <text:list>
                <text:list-header>
                  <text:h text:style-name="P12"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574757644" text:continue-numbering="true" text:style-name="Outline">
        <text:list-item>
          <text:list>
            <text:list-item>
              <text:list>
                <text:list-header>
                  <text:h text:style-name="P12"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oft-page-break/><text:span text:style-name="Code_20_Text">incrementCounter</text:span> can be called to increment the Counter associated with <text:span text:style-name="Code_20_Text">O</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O</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O</text:span>. If no such Counter exists it will create one with value 0.</text:p>
      <text:list xml:id="list1028166992"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647262490" text:continue-numbering="true" text:style-name="Outline">
        <text:list-item>
          <text:list>
            <text:list-item>
              <text:list>
                <text:list-header>
                  <text:h text:style-name="P12"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409892347"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97434334"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959741395"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640981297" text:continue-numbering="true" text:style-name="Outline">
        <text:list-item>
          <text:list>
            <text:list-header>
              <text:h text:style-name="P21"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labs/labs/jbosstm/workspace/adinn/byteman/</text:a></text:p>
      <text:p text:style-name="P1">The source tree includes an ext directory containing the external javacup, JFlex and ObjectWeb asm jars needed by the agent and rule code.</text:p>
      <text:list xml:id="list1432486678"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1471554839"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requires only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580665287" text:continue-numbering="true" text:style-name="Outline">
        <text:list-item>
          <text:list>
            <text:list-header>
              <text:h text:style-name="P21" text:outline-level="2" text:is-list-header="true"><text:span text:style-name="T5">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text:soft-page-break/>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784070317" text:continue-numbering="true" text:style-name="Outline">
        <text:list-item>
          <text:list>
            <text:list-header>
              <text:h text:style-name="P21"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998755941" text:continue-numbering="true" text:style-name="Outline">
        <text:list-item>
          <text:list>
            <text:list-header>
              <text:h text:style-name="P21" text:outline-level="2" text:is-list-header="true"><text:span text:style-name="Code_20_Text"><text:span text:style-name="T5">Submitting</text:span></text:span><text:span text:style-name="Code_20_Text"><text:span text:style-name="T4">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submit</text:span></text:span><text:span text:style-name="Code_20_Tex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text:span></text:span><text:soft-page-break/><text:span text:style-name="Code_20_Text"><text:span text:style-name="T4">which it is run.</text:span></text:span></text:p>
      <text:p text:style-name="Text_20_body">The command line syntax for the submit script is:</text:p>
      <text:p text:style-name="Code"><text:span text:style-name="Code_20_Text">submit [-p port] [-h host] [-l|-u] [script1 . . . scriptN]<text:line-break/>submit </text:span><text:span text:style-name="Code_20_Text">[-p port] [-h host] </text:span><text:span text:style-name="Code_20_Text">[-b|-s] jarfile1 . . .</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756872381" text:style-name="L7">
        <text:list-item>
          <text:p text:style-name="P20">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0">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0">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text:soft-page-break/>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693374726" text:continue-list="list998755941"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pan text:style-name="Code_20_Text">bytemancheck [-cp </text:span><text:span text:style-name="Code_20_Text"><text:span text:style-name="T1">classpath</text:span></text:span><text:span text:style-name="Code_20_Text">]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P1"><text:span text:style-name="Code_20_Text"><text:span text:style-name="T4">Flag </text:span></text:span><text:span text:style-name="Code_20_Text">-cp</text:span><text:span text:style-name="Code_20_Text"><text:span text:style-name="T4"> provides a classpath used to locate classes mentioned in the scripts.</text:span></text:span></text:p>
      <text:list xml:id="list1185115639" text:continue-numbering="true" text:style-name="Outline">
        <text:list-item>
          <text:list>
            <text:list-header>
              <text:h text:style-name="P21"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text:soft-page-break/>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helps to minimise the extent to which the agent perturbs the timing of application runs. This is particularly important when testing multi-threaded applications where timing is highly significan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10-01-04T11:51:35</dc:date>
    <meta:printed-by>Andrew Dinn</meta:printed-by>
    <meta:print-date>2008-09-26T17:21:42</meta:print-date>
    <meta:editing-cycles>123</meta:editing-cycles>
    <meta:editing-duration>PT45H43M13S</meta:editing-duration>
    <meta:document-statistic meta:table-count="0" meta:image-count="0" meta:object-count="0" meta:page-count="34" meta:paragraph-count="409" meta:word-count="13829" meta:character-count="86214"/>
    <meta:user-defined meta:name="Info 1"/>
    <meta:user-defined meta:name="Info 2"/>
    <meta:user-defined meta:name="Info 3"/>
    <meta:user-defined meta:name="Info 4"/>
  </office:meta>
</office:document-meta>
</file>